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-color="#ff3333" draw:textarea-vertical-align="middle"/>
    </style:style>
    <style:style style:name="gr2" style:family="graphic" style:parent-style-name="objectwithoutfill">
      <style:graphic-properties svg:stroke-color="#ff3300" draw:fill="none" draw:textarea-vertical-align="middle"/>
    </style:style>
    <style:style style:name="gr3" style:family="graphic" style:parent-style-name="measure">
      <style:graphic-properties draw:stroke="dash" draw:stroke-dash="Fine_20_Dashed" svg:stroke-width="0.152cm" draw:marker-start="" draw:marker-start-width="0.66cm" draw:marker-end="" draw:marker-end-width="0.66cm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9900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66ff" draw:marker-end="Dimension_20_Lines" draw:fill="none" draw:textarea-vertical-align="middle"/>
    </style:style>
    <style:style style:name="gr7" style:family="graphic" style:parent-style-name="standard">
      <style:graphic-properties draw:stroke="none" svg:stroke-color="#3399ff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595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DejaVu Sans Mon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6" style:family="paragraph">
      <style:text-properties fo:color="#ff3300" style:font-name="DejaVu Sans Mono" fo:font-size="12pt" style:font-size-asian="12pt" style:font-size-complex="12pt"/>
    </style:style>
    <style:style style:name="P7" style:family="paragraph">
      <loext:graphic-properties draw:fill="none" draw:fill-color="#ffffff"/>
      <style:text-properties fo:color="#ff3300" style:font-name="DejaVu Sans Mono"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style:text-properties fo:color="#0066ff" style:font-name="DejaVu Sans Mono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66ff" style:font-name="DejaVu Sans Mono" fo:font-size="12pt" style:font-size-asian="12pt" style:font-size-complex="12pt"/>
    </style:style>
    <style:style style:name="P13" style:family="paragraph">
      <style:text-properties fo:color="#009900" style:font-name="DejaVu Sans Mono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009900" style:font-name="DejaVu Sans Mono" fo:font-size="12pt" style:font-size-asian="12pt" style:font-size-complex="12pt"/>
    </style:style>
    <style:style style:name="P15" style:family="paragraph">
      <style:text-properties fo:color="#3333ff" style:font-name="DejaVu Sans Mono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3333ff" style:font-name="DejaVu Sans Mono" fo:font-size="12pt" style:font-size-asian="12pt" style:font-size-complex="12pt"/>
    </style:style>
    <style:style style:name="P17" style:family="paragraph">
      <loext:graphic-properties draw:fill-color="#ffffff"/>
    </style:style>
    <style:style style:name="T1" style:family="text">
      <style:text-properties style:font-name="DejaVu Sans Mono" fo:font-size="12pt" style:font-size-asian="12pt" style:font-size-complex="12pt"/>
    </style:style>
    <style:style style:name="T2" style:family="text">
      <style:text-properties fo:color="#ff3300" style:font-name="DejaVu Sans Mono" fo:font-size="12pt" style:font-size-asian="12pt" style:font-size-complex="12pt"/>
    </style:style>
    <style:style style:name="T3" style:family="text">
      <style:text-properties fo:color="#0066ff" style:font-name="DejaVu Sans Mono" fo:font-size="12pt" style:font-size-asian="12pt" style:font-size-complex="12pt"/>
    </style:style>
    <style:style style:name="T4" style:family="text">
      <style:text-properties fo:color="#009900" style:font-name="DejaVu Sans Mono" fo:font-size="12pt" style:font-size-asian="12pt" style:font-size-complex="12pt"/>
    </style:style>
    <style:style style:name="T5" style:family="text">
      <style:text-properties fo:color="#3333ff"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762cm" svg:y1="1.27cm" svg:x2="13.462cm" svg:y2="1.27cm">
          <text:p/>
        </draw:line>
        <draw:line draw:style-name="gr2" draw:text-style-name="P2" draw:layer="layout" svg:x1="16.764cm" svg:y1="1.27cm" svg:x2="26.924cm" svg:y2="1.27cm">
          <text:p/>
        </draw:line>
        <draw:line draw:style-name="gr3" draw:text-style-name="P3" draw:layer="layout" svg:x1="13.716cm" svg:y1="1.27cm" svg:x2="16.764cm" svg:y2="1.27cm">
          <text:p/>
        </draw:line>
        <draw:frame draw:style-name="gr4" draw:text-style-name="P5" draw:layer="layout" svg:width="6.09cm" svg:height="0.747cm" svg:x="3.308cm" svg:y="0.508cm">
          <draw:text-box>
            <text:p text:style-name="P4"><text:span text:style-name="T1">Training Data Duration</text:span></text:p>
          </draw:text-box>
        </draw:frame>
        <draw:frame draw:style-name="gr4" draw:text-style-name="P5" draw:layer="layout" svg:width="6.09cm" svg:height="0.747cm" svg:x="3.308cm" svg:y="0.509cm">
          <draw:text-box>
            <text:p text:style-name="P4"><text:span text:style-name="T1">Training Data Duration</text:span></text:p>
          </draw:text-box>
        </draw:frame>
        <draw:frame draw:style-name="gr4" draw:text-style-name="P5" draw:layer="layout" svg:width="3.55cm" svg:height="0.747cm" svg:x="13.314cm" svg:y="0.454cm">
          <draw:text-box>
            <text:p text:style-name="P4"><text:span text:style-name="T1">Gap Duration</text:span></text:p>
          </draw:text-box>
        </draw:frame>
        <draw:frame draw:style-name="gr4" draw:text-style-name="P7" draw:layer="layout" svg:width="7.106cm" svg:height="0.747cm" svg:x="18.04cm" svg:y="0.523cm">
          <draw:text-box>
            <text:p text:style-name="P6"><text:span text:style-name="T2">Test Data Duration/Horizon</text:span></text:p>
          </draw:text-box>
        </draw:frame>
        <draw:frame draw:style-name="gr4" draw:text-style-name="P8" draw:layer="layout" svg:width="0.891cm" svg:height="0.962cm" svg:x="11.713cm" svg:y="2.286cm">
          <draw:text-box>
            <text:p>T</text:p>
          </draw:text-box>
        </draw:frame>
        <draw:frame draw:style-name="gr4" draw:text-style-name="P10" draw:layer="layout" svg:width="1.615cm" svg:height="0.962cm" svg:x="11.015cm" svg:y="4.686cm">
          <draw:text-box>
            <text:p text:style-name="P9">T+1</text:p>
          </draw:text-box>
        </draw:frame>
        <draw:frame draw:style-name="gr4" draw:text-style-name="P10" draw:layer="layout" svg:width="1.615cm" svg:height="0.962cm" svg:x="11.015cm" svg:y="7.086cm">
          <draw:text-box>
            <text:p text:style-name="P9">T+2</text:p>
          </draw:text-box>
        </draw:frame>
        <draw:frame draw:style-name="gr4" draw:text-style-name="P10" draw:layer="layout" svg:width="1.615cm" svg:height="0.962cm" svg:x="11.015cm" svg:y="9.686cm">
          <draw:text-box>
            <text:p text:style-name="P9">T+3</text:p>
          </draw:text-box>
        </draw:frame>
        <draw:line draw:style-name="gr5" draw:text-style-name="P2" draw:layer="layout" svg:x1="16.71cm" svg:y1="2.767cm" svg:x2="18.488cm" svg:y2="2.767cm">
          <text:p/>
        </draw:line>
        <draw:line draw:style-name="gr5" draw:text-style-name="P2" draw:layer="layout" svg:x1="17.71cm" svg:y1="5.167cm" svg:x2="19.488cm" svg:y2="5.167cm">
          <text:p/>
        </draw:line>
        <draw:line draw:style-name="gr5" draw:text-style-name="P2" draw:layer="layout" svg:x1="18.71cm" svg:y1="7.567cm" svg:x2="20.488cm" svg:y2="7.567cm">
          <text:p/>
        </draw:line>
        <draw:line draw:style-name="gr5" draw:text-style-name="P2" draw:layer="layout" svg:x1="19.61cm" svg:y1="10.197cm" svg:x2="21.388cm" svg:y2="10.197cm">
          <text:p/>
        </draw:line>
        <draw:frame draw:style-name="gr4" draw:text-style-name="P10" draw:layer="layout" svg:width="1.721cm" svg:height="0.962cm" svg:x="11.02cm" svg:y="13.986cm">
          <draw:text-box>
            <text:p text:style-name="P9">T+N</text:p>
          </draw:text-box>
        </draw:frame>
        <draw:line draw:style-name="gr5" draw:text-style-name="P2" draw:layer="layout" svg:x1="25.115cm" svg:y1="14.467cm" svg:x2="26.893cm" svg:y2="14.467cm">
          <text:p/>
        </draw:line>
        <draw:line draw:style-name="gr6" draw:text-style-name="P2" draw:layer="layout" svg:x1="13.31cm" svg:y1="5.167cm" svg:x2="14.326cm" svg:y2="5.167cm">
          <text:p/>
        </draw:line>
        <draw:line draw:style-name="gr6" draw:text-style-name="P2" draw:layer="layout" svg:x1="13.31cm" svg:y1="7.567cm" svg:x2="15.342cm" svg:y2="7.567cm">
          <text:p/>
        </draw:line>
        <draw:line draw:style-name="gr6" draw:text-style-name="P2" draw:layer="layout" svg:x1="13.31cm" svg:y1="10.197cm" svg:x2="16.358cm" svg:y2="10.197cm">
          <text:p/>
        </draw:line>
        <draw:line draw:style-name="gr6" draw:text-style-name="P2" draw:layer="layout" svg:x1="13.31cm" svg:y1="14.467cm" svg:x2="21.692cm" svg:y2="14.467cm">
          <text:p/>
        </draw:line>
        <draw:frame draw:style-name="gr4" draw:text-style-name="P5" draw:layer="layout" svg:width="4.566cm" svg:height="0.747cm" svg:x="14.686cm" svg:y="12.215cm">
          <draw:text-box>
            <text:p text:style-name="P4"><text:span text:style-name="T1">... and so on...</text:span></text:p>
          </draw:text-box>
        </draw:frame>
        <draw:frame draw:style-name="gr7" draw:text-style-name="P12" draw:layer="layout" svg:width="2.534cm" svg:height="0.747cm" svg:x="16.104cm" svg:y="14.732cm">
          <draw:text-box>
            <text:p text:style-name="P11"><text:span text:style-name="T3">TTA Data</text:span></text:p>
          </draw:text-box>
        </draw:frame>
        <draw:frame draw:style-name="gr4" draw:text-style-name="P14" draw:layer="layout" svg:width="1.01cm" svg:height="0.747cm" svg:x="16.77cm" svg:y="2.032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17.986cm" svg:y="4.42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19.002cm" svg:y="6.82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20.018cm" svg:y="9.466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25.6cm" svg:y="13.72cm">
          <draw:text-box>
            <text:p text:style-name="P13"><text:span text:style-name="T4">PD</text:span></text:p>
          </draw:text-box>
        </draw:frame>
        <draw:custom-shape draw:style-name="gr8" draw:text-style-name="P2" draw:layer="layout" svg:width="0.379cm" svg:height="0.891cm" draw:transform="rotate (-1.5707963267949) translate (14.326cm 4.3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5.217cm 6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4.301cm 6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5.217cm 9.4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4.301cm 9.4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6.126cm 9.4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2" draw:layer="layout" svg:width="2.534cm" svg:height="0.747cm" svg:x="13.57cm" svg:y="10.429cm">
          <draw:text-box>
            <text:p text:style-name="P11"><text:span text:style-name="T3">TTA Data</text:span></text:p>
          </draw:text-box>
        </draw:frame>
        <draw:frame draw:style-name="gr4" draw:text-style-name="P12" draw:layer="layout" svg:width="1.01cm" svg:height="0.747cm" svg:x="13.47cm" svg:y="3.633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3.27cm" svg:y="6.034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4.17cm" svg:y="6.035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3.37cm" svg:y="8.735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4.27cm" svg:y="8.736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5.17cm" svg:y="8.737cm">
          <draw:text-box>
            <text:p text:style-name="P11"><text:span text:style-name="T3">RD</text:span></text:p>
          </draw:text-box>
        </draw:frame>
        <draw:frame draw:style-name="gr4" draw:text-style-name="P12" draw:layer="layout" svg:width="7.36cm" svg:height="0.747cm" svg:x="13.97cm" svg:y="13.638cm">
          <draw:text-box>
            <text:p text:style-name="P11"><text:span text:style-name="T3"><text:s/></text:span><text:span text:style-name="T3">N rolling window durations</text:span></text:p>
          </draw:text-box>
        </draw:frame>
        <draw:frame draw:style-name="gr4" draw:text-style-name="P14" draw:layer="layout" svg:width="6.598cm" svg:height="0.747cm" svg:x="0.77cm" svg:y="4.233cm">
          <draw:text-box>
            <text:p text:style-name="P13"><text:span text:style-name="T4">PD = Prediction Duration</text:span></text:p>
          </draw:text-box>
        </draw:frame>
        <draw:frame draw:style-name="gr4" draw:text-style-name="P14" draw:layer="layout" svg:width="6.598cm" svg:height="0.747cm" svg:x="0.77cm" svg:y="4.234cm">
          <draw:text-box>
            <text:p text:style-name="P13"><text:span text:style-name="T4">PD = Prediction Duration</text:span></text:p>
          </draw:text-box>
        </draw:frame>
        <draw:frame draw:style-name="gr4" draw:text-style-name="P16" draw:layer="layout" svg:width="8.63cm" svg:height="0.747cm" svg:x="0.77cm" svg:y="5.035cm">
          <draw:text-box>
            <text:p text:style-name="P15"><text:span text:style-name="T5">RD = One Rolling Window Duration</text:span></text:p>
          </draw:text-box>
        </draw:frame>
        <draw:line draw:style-name="gr3" draw:text-style-name="P3" draw:layer="layout" svg:x1="14.416cm" svg:y1="5.17cm" svg:x2="17.464cm" svg:y2="5.17cm">
          <text:p/>
        </draw:line>
        <draw:frame draw:style-name="gr4" draw:text-style-name="P5" draw:layer="layout" svg:width="3.55cm" svg:height="0.747cm" svg:x="14.314cm" svg:y="4.355cm">
          <draw:text-box>
            <text:p text:style-name="P4"><text:span text:style-name="T1">Gap Duration</text:span></text:p>
          </draw:text-box>
        </draw:frame>
        <draw:line draw:style-name="gr3" draw:text-style-name="P3" draw:layer="layout" svg:x1="15.516cm" svg:y1="7.57cm" svg:x2="18.564cm" svg:y2="7.57cm">
          <text:p/>
        </draw:line>
        <draw:frame draw:style-name="gr4" draw:text-style-name="P5" draw:layer="layout" svg:width="3.55cm" svg:height="0.747cm" svg:x="15.292cm" svg:y="6.82cm">
          <draw:text-box>
            <text:p text:style-name="P4"><text:span text:style-name="T1">Gap Duration</text:span></text:p>
          </draw:text-box>
        </draw:frame>
        <draw:line draw:style-name="gr3" draw:text-style-name="P3" draw:layer="layout" svg:x1="16.416cm" svg:y1="10.17cm" svg:x2="19.464cm" svg:y2="10.17cm">
          <text:p/>
        </draw:line>
        <draw:line draw:style-name="gr3" draw:text-style-name="P3" draw:layer="layout" svg:x1="21.816cm" svg:y1="14.47cm" svg:x2="24.864cm" svg:y2="14.47cm">
          <text:p/>
        </draw:line>
        <draw:frame draw:style-name="gr4" draw:text-style-name="P5" draw:layer="layout" svg:width="3.55cm" svg:height="0.747cm" svg:x="21.565cm" svg:y="13.716cm">
          <draw:text-box>
            <text:p text:style-name="P4"><text:span text:style-name="T1">Gap Duration</text:span></text:p>
          </draw:text-box>
        </draw:frame>
        <draw:frame draw:style-name="gr4" draw:text-style-name="P5" draw:layer="layout" svg:width="3.55cm" svg:height="0.747cm" svg:x="16.18cm" svg:y="9.45cm">
          <draw:text-box>
            <text:p text:style-name="P4"><text:span text:style-name="T1">Gap Duration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02cm" svg:stroke-color="#000000" draw:marker-start="Dimension_20_Lines" draw:marker-start-width="0.66cm" draw:marker-end="Dimension_20_Lines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12:04:35.386126017</meta:creation-date>
    <dc:date>2019-08-06T13:52:28.497923101</dc:date>
    <meta:editing-duration>PT33M57S</meta:editing-duration>
    <meta:editing-cycles>4</meta:editing-cycles>
    <meta:generator>LibreOffice/5.1.6.2$Linux_X86_64 LibreOffice_project/10m0$Build-2</meta:generator>
    <meta:document-statistic meta:object-count="76"/>
  </office:meta>
</office:document-meta>
</file>